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micic, a właściwie Babinicza, to postać, która przechodzi znaczną przemianę w „Potopie” Henryka Sienkiewicza. Jego charakter jest przykładem bohatera dynamicznego, który zmienia się pod wpływem różnych doświadczeń i wydarzeń.</text:p>
      <text:p text:style-name="Text_20_body">Na początku Kmicic to młody, porywczy człowiek, który dla własnych korzyści gotów jest zrobić wiele, nawet zdradzić ojczyznę. Jako zdrajca, pracujący u Radziwiła, nie zważa na lojalność wobec Rzeczypospolitej. Przypomina to epizod w Upicie, gdzie Kmicic ukazuje się jako człowiek, który jest gotów sprzymierzyć się z wrogiem, by zaspokoić swoje ego i ambicje. W tym czasie jego postawa jest egoistyczna i pełna sprzeczności. Kmicic w tym okresie nie zastanawia się nad konsekwencjami swoich działań, a jedynym jego celem jest własna korzyść. Wydaje się, że nie ma żadnych skrupułów, co potwierdza jego decyzja o zmianie nazwiska na Babinicza. To symboliczny moment w jego życiu, ponieważ staje się innym człowiekiem – odcinając się od swojej przeszłości.</text:p>
      <text:p text:style-name="Text_20_body">Jednak z biegiem wydarzeń Kmicic zaczyna dostrzegać błędy, jakie popełnił. To moment, w którym postanawia odkupić swoje winy. Jego cel staje się jasny: chce odzyskać honor i szacunek, zwłaszcza w oczach samego króla. Przemiana Kmicica zaczyna się nabierać tempa, gdy bierze udział w obronie Jasnej Góry. To wydarzenie jest kluczowe dla jego odkupienia, ponieważ pozwala mu udowodnić nie tylko sobie, ale i innym, że potrafi być wierny ojczyźnie.</text:p>
      <text:p text:style-name="Text_20_body">Ważnym momentem, który pokazuje jego zmianę, jest również bohaterstwo Babinicza w obronie Jana Kazimierza w wąwozie tatrzańskim. Kmicic, który wcześniej był gotów zdradzić, teraz walczy o honor ojczyzny i króla. To wyraz jego przemiany i gotowości do poświęceń. Warto również wspomnieć o mszy w kościele w Upicie, która stanowi symboliczne nawrócenie Kmicica. W tym momencie widzimy, że postać Babinicza jest już inną osobą – pełną pokory i gotową do ofiarności.</text:p>
      <text:p text:style-name="Text_20_body">Podsumowując, Kmicic/Babinicza to postać, która przechodzi ogromną przemianę. Z człowieka, który zdradzał ojczyznę, staje się bohaterem, który walczy za wolność i honor Rzeczypospolitej. Jego zmiana to efekt wewnętrznych refleksji i konsekwencji podjętych działań. Przemiana Kmicica na Babinicza pokazuje, jak wielki wpływ mają doświadczenia wojenne i duchowe na kształtowanie charakteru człowieka.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08:11:59.892264501</meta:creation-date>
    <dc:date>2025-03-14T10:27:05.130209220</dc:date>
    <meta:editing-duration>PT6M27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5" meta:word-count="329" meta:character-count="2285" meta:non-whitespace-character-count="1959"/>
  </office:meta>
</office:document-meta>
</file>